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66.83pt" svg:y="151.94pt">
            <loext:p draw:notify-on-update-of-ranges="Sheet1.G1:Sheet1.G5 Sheet1.H1:Sheet1.H5 Sheet1.G1:Sheet1.G5 Sheet1.J1:Sheet1.J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3pt" svg:y="241.54pt">
            <loext:p draw:notify-on-update-of-ranges="Sheet1.G1:Sheet1.G5 Sheet1.I1:Sheet1.I5 Sheet1.G1:Sheet1.G5 Sheet1.K1:Sheet1.K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89.38pt" svg:y="343.16pt">
            <loext:p draw:notify-on-update-of-ranges="Sheet1.B14:Sheet1.B24 Sheet1.C14:Sheet1.C24 Sheet1.B14:Sheet1.B24 Sheet1.E14:Sheet1.E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4.96pt" svg:y="339.39pt">
            <loext:p draw:notify-on-update-of-ranges="Sheet1.B14:Sheet1.B24 Sheet1.D14:Sheet1.D24 Sheet1.B14:Sheet1.B24 Sheet1.F14:Sheet1.F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25.48pt" svg:y="425.76pt">
            <loext:p draw:notify-on-update-of-ranges="Sheet1.B27:Sheet1.B37 Sheet1.C27:Sheet1.C37 Sheet1.B27:Sheet1.B37 Sheet1.E27:Sheet1.E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3.75pt" svg:y="323.38pt">
            <loext:p draw:notify-on-update-of-ranges="Sheet1.B27:Sheet1.B37 Sheet1.D27:Sheet1.D37 Sheet1.B27:Sheet1.B37 Sheet1.F27:Sheet1.F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828877005348" calcext:value-type="float">
            <text:p>0.0828877005</text:p>
          </table:table-cell>
          <table:table-cell office:value-type="float" office:value="0" calcext:value-type="float">
            <text:p>0</text:p>
          </table:table-cell>
          <table:table-cell office:value-type="float" office:value="0.107932379714" calcext:value-type="float">
            <text:p>0.107932379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formula="of:= AVERAGE([.C1:.C11])" office:value-type="float" office:value="0.0697708755192909" calcext:value-type="float">
            <text:p>0.0697708755</text:p>
          </table:table-cell>
          <table:table-cell table:formula="of:= AVERAGE([.D1:.D11])" office:value-type="float" office:value="0.000144990575612727" calcext:value-type="float">
            <text:p>0.0001449906</text:p>
          </table:table-cell>
          <table:table-cell table:formula="of:= AVERAGE([.E1:.E11])" office:value-type="float" office:value="0.0968052195768364" calcext:value-type="float">
            <text:p>0.0968052196</text:p>
          </table:table-cell>
          <table:table-cell table:formula="of:= AVERAGE([.F1:.F11])" office:value-type="float" office:value="0.00171828138521182" calcext:value-type="float">
            <text:p>0.00171828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79190751445" calcext:value-type="float">
            <text:p>0.0679190751</text:p>
          </table:table-cell>
          <table:table-cell office:value-type="float" office:value="0" calcext:value-type="float">
            <text:p>0</text:p>
          </table:table-cell>
          <table:table-cell office:value-type="float" office:value="0.0930888575458" calcext:value-type="float">
            <text:p>0.0930888575</text:p>
          </table:table-cell>
          <table:table-cell office:value-type="float" office:value="0.0031007751938" calcext:value-type="float">
            <text:p>0.00310077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85534634748364" calcext:value-type="float">
            <text:p>0.0078553463</text:p>
          </table:table-cell>
          <table:table-cell office:value-type="float" office:value="0.000797693685625454" calcext:value-type="float">
            <text:p>0.0007976937</text:p>
          </table:table-cell>
          <table:table-cell office:value-type="float" office:value="0.0151728721486545" calcext:value-type="float">
            <text:p>0.0151728721</text:p>
          </table:table-cell>
          <table:table-cell office:value-type="float" office:value="0.00432562686510727" calcext:value-type="float">
            <text:p>0.00432562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695102685624" calcext:value-type="float">
            <text:p>0.0695102686</text:p>
          </table:table-cell>
          <table:table-cell office:value-type="float" office:value="0" calcext:value-type="float">
            <text:p>0</text:p>
          </table:table-cell>
          <table:table-cell office:value-type="float" office:value="0.0938461538462" calcext:value-type="float">
            <text:p>0.093846153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31030173003091" calcext:value-type="float">
            <text:p>0.0043103017</text:p>
          </table:table-cell>
          <table:table-cell office:value-type="float" office:value="0.00147819660014727" calcext:value-type="float">
            <text:p>0.0014781966</text:p>
          </table:table-cell>
          <table:table-cell office:value-type="float" office:value="0.00367203116426364" calcext:value-type="float">
            <text:p>0.0036720312</text:p>
          </table:table-cell>
          <table:table-cell office:value-type="float" office:value="0.00643864497824727" calcext:value-type="float">
            <text:p>0.0064386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36645962733" calcext:value-type="float">
            <text:p>0.0636645963</text:p>
          </table:table-cell>
          <table:table-cell office:value-type="float" office:value="0" calcext:value-type="float">
            <text:p>0</text:p>
          </table:table-cell>
          <table:table-cell office:value-type="float" office:value="0.0864946889226" calcext:value-type="float">
            <text:p>0.0864946889</text:p>
          </table:table-cell>
          <table:table-cell office:value-type="float" office:value="0.0016583747927" calcext:value-type="float">
            <text:p>0.001658374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.00258222840817273" calcext:value-type="float">
            <text:p>0.0025822284</text:p>
          </table:table-cell>
          <table:table-cell office:value-type="float" office:value="0.00259952465834545" calcext:value-type="float">
            <text:p>0.0025995247</text:p>
          </table:table-cell>
          <table:table-cell office:value-type="float" office:value="0.0170477812803636" calcext:value-type="float">
            <text:p>0.01704778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78869047619" calcext:value-type="float">
            <text:p>0.0788690476</text:p>
          </table:table-cell>
          <table:table-cell office:value-type="float" office:value="0" calcext:value-type="float">
            <text:p>0</text:p>
          </table:table-cell>
          <table:table-cell office:value-type="float" office:value="0.107091172214" calcext:value-type="float">
            <text:p>0.1070911722</text:p>
          </table:table-cell>
          <table:table-cell office:value-type="float" office:value="0.0032310177706" calcext:value-type="float">
            <text:p>0.003231017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14918414918182" calcext:value-type="float">
            <text:p>0.0041491841</text:p>
          </table:table-cell>
          <table:table-cell office:value-type="float" office:value="0" calcext:value-type="float">
            <text:p>0</text:p>
          </table:table-cell>
          <table:table-cell office:value-type="float" office:value="0.00181818181818182" calcext:value-type="float">
            <text:p>0.0018181818</text:p>
          </table:table-cell>
          <table:table-cell office:value-type="float" office:value="0.0186646412435273" calcext:value-type="float">
            <text:p>0.01866464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712435233161" calcext:value-type="float">
            <text:p>0.0712435233</text:p>
          </table:table-cell>
          <table:table-cell office:value-type="float" office:value="0" calcext:value-type="float">
            <text:p>0</text:p>
          </table:table-cell>
          <table:table-cell office:value-type="float" office:value="0.0935524652339" calcext:value-type="float">
            <text:p>0.093552465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57002457" calcext:value-type="float">
            <text:p>0.0024570025</text:p>
          </table:table-cell>
          <table:table-cell office:value-type="float" office:value="0.0292693776564909" calcext:value-type="float">
            <text:p>0.029269377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706371191136" calcext:value-type="float">
            <text:p>0.0706371191</text:p>
          </table:table-cell>
          <table:table-cell office:value-type="float" office:value="0" calcext:value-type="float">
            <text:p>0</text:p>
          </table:table-cell>
          <table:table-cell office:value-type="float" office:value="0.0947225981055" calcext:value-type="float">
            <text:p>0.0947225981</text:p>
          </table:table-cell>
          <table:table-cell office:value-type="float" office:value="0.00298062593145" calcext:value-type="float">
            <text:p>0.0029806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719322990127" calcext:value-type="float">
            <text:p>0.071932299</text:p>
          </table:table-cell>
          <table:table-cell office:value-type="float" office:value="0" calcext:value-type="float">
            <text:p>0</text:p>
          </table:table-cell>
          <table:table-cell office:value-type="float" office:value="0.0998632010944" calcext:value-type="float">
            <text:p>0.09986320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88235294118" calcext:value-type="float">
            <text:p>0.0588235294</text:p>
          </table:table-cell>
          <table:table-cell office:value-type="float" office:value="0" calcext:value-type="float">
            <text:p>0</text:p>
          </table:table-cell>
          <table:table-cell office:value-type="float" office:value="0.0950354609929" calcext:value-type="float">
            <text:p>0.095035461</text:p>
          </table:table-cell>
          <table:table-cell office:value-type="float" office:value="0.003125" calcext:value-type="float">
            <text:p>0.00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684523809524" calcext:value-type="float">
            <text:p>0.068452381</text:p>
          </table:table-cell>
          <table:table-cell office:value-type="float" office:value="0.00159489633174" calcext:value-type="float">
            <text:p>0.0015948963</text:p>
          </table:table-cell>
          <table:table-cell office:value-type="float" office:value="0.10071942446" calcext:value-type="float">
            <text:p>0.1007194245</text:p>
          </table:table-cell>
          <table:table-cell office:value-type="float" office:value="0.00318979266348" calcext:value-type="float">
            <text:p>0.00318979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635400907716" calcext:value-type="float">
            <text:p>0.0635400908</text:p>
          </table:table-cell>
          <table:table-cell office:value-type="float" office:value="0" calcext:value-type="float">
            <text:p>0</text:p>
          </table:table-cell>
          <table:table-cell office:value-type="float" office:value="0.0925110132159" calcext:value-type="float">
            <text:p>0.0925110132</text:p>
          </table:table-cell>
          <table:table-cell office:value-type="float" office:value="0.0016155088853" calcext:value-type="float">
            <text:p>0.0016155089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0.00413223140496" calcext:value-type="float">
            <text:p>0.0041322314</text:p>
          </table:table-cell>
          <table:table-cell office:value-type="float" office:value="0" calcext:value-type="float">
            <text:p>0</text:p>
          </table:table-cell>
          <table:table-cell office:value-type="float" office:value="0.00826446280992" calcext:value-type="float">
            <text:p>0.0082644628</text:p>
          </table:table-cell>
          <table:table-cell office:value-type="float" office:value="0.00414937759336" calcext:value-type="float">
            <text:p>0.0041493776</text:p>
          </table:table-cell>
          <table:table-cell office:value-type="float" office:value="5" calcext:value-type="float">
            <text:p>5</text:p>
          </table:table-cell>
          <table:table-cell table:formula="of:= AVERAGE([.C19:.C24])" office:value-type="float" office:value="0.00718377897138833" calcext:value-type="float">
            <text:p>0.007183779</text:p>
          </table:table-cell>
          <table:table-cell table:formula="of:= AVERAGE([.D19:.D24])" office:value-type="float" office:value="0.000718390804598333" calcext:value-type="float">
            <text:p>0.0007183908</text:p>
          </table:table-cell>
          <table:table-cell table:formula="of:= AVERAGE([.E19:.E24])" office:value-type="float" office:value="0.014168460542985" calcext:value-type="float">
            <text:p>0.0141684605</text:p>
          </table:table-cell>
          <table:table-cell table:formula="of:= AVERAGE([.F19:.F24])" office:value-type="float" office:value="0.00501319462219833" calcext:value-type="float">
            <text:p>0.005013194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215517241379" calcext:value-type="float">
            <text:p>0.0215517241</text:p>
          </table:table-cell>
          <table:table-cell office:value-type="float" office:value="0" calcext:value-type="float">
            <text:p>0</text:p>
          </table:table-cell>
          <table:table-cell office:value-type="float" office:value="0.0299145299145" calcext:value-type="float">
            <text:p>0.02991452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877192982456" calcext:value-type="float">
            <text:p>0.0087719298</text:p>
          </table:table-cell>
          <table:table-cell office:value-type="float" office:value="0" calcext:value-type="float">
            <text:p>0</text:p>
          </table:table-cell>
          <table:table-cell office:value-type="float" office:value="0.0174672489083" calcext:value-type="float">
            <text:p>0.0174672489</text:p>
          </table:table-cell>
          <table:table-cell office:value-type="float" office:value="0.00442477876106" calcext:value-type="float">
            <text:p>0.00442477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438596491228" calcext:value-type="float">
            <text:p>0.0043859649</text:p>
          </table:table-cell>
          <table:table-cell office:value-type="float" office:value="0" calcext:value-type="float">
            <text:p>0</text:p>
          </table:table-cell>
          <table:table-cell office:value-type="float" office:value="0.017316017316" calcext:value-type="float">
            <text:p>0.017316017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446428571429" calcext:value-type="float">
            <text:p>0.0044642857</text:p>
          </table:table-cell>
          <table:table-cell table:number-columns-repeated="2" office:value-type="float" office:value="0.00892857142857" calcext:value-type="float">
            <text:p>0.008928571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80971659919" calcext:value-type="float">
            <text:p>0.00809716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0404858299595" calcext:value-type="float">
            <text:p>0.0040485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1951219512" calcext:value-type="float">
            <text:p>0.01219512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128205128205" calcext:value-type="float">
            <text:p>0.0128205128</text:p>
          </table:table-cell>
          <table:table-cell office:value-type="float" office:value="0.00431034482759" calcext:value-type="float">
            <text:p>0.0043103448</text:p>
          </table:table-cell>
          <table:table-cell office:value-type="float" office:value="0.0128205128205" calcext:value-type="float">
            <text:p>0.0128205128</text:p>
          </table:table-cell>
          <table:table-cell office:value-type="float" office:value="0.00431034482759" calcext:value-type="float">
            <text:p>0.004310344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0847457627119" calcext:value-type="float">
            <text:p>0.0084745763</text:p>
          </table:table-cell>
          <table:table-cell office:value-type="float" office:value="0" calcext:value-type="float">
            <text:p>0</text:p>
          </table:table-cell>
          <table:table-cell office:value-type="float" office:value="0.0168067226891" calcext:value-type="float">
            <text:p>0.01680672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966183574879" calcext:value-type="float">
            <text:p>0.0096618357</text:p>
          </table:table-cell>
          <table:table-cell office:value-type="float" office:value="0" calcext:value-type="float">
            <text:p>0</text:p>
          </table:table-cell>
          <table:table-cell office:value-type="float" office:value="0.0144927536232" calcext:value-type="float">
            <text:p>0.0144927536</text:p>
          </table:table-cell>
          <table:table-cell office:value-type="float" office:value="0.00487804878049" calcext:value-type="float">
            <text:p>0.004878048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69565217391" calcext:value-type="float">
            <text:p>0.008695652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2671755725" calcext:value-type="float">
            <text:p>0.0152671756</text:p>
          </table:table-cell>
          <table:table-cell/>
          <table:table-cell table:formula="of:= AVERAGE([.C32:.C37])" office:value-type="float" office:value="0.00523487033025" calcext:value-type="float">
            <text:p>0.0052348703</text:p>
          </table:table-cell>
          <table:table-cell table:formula="of:= AVERAGE([.D32:.D37])" office:value-type="float" office:value="0.001355013550135" calcext:value-type="float">
            <text:p>0.0013550136</text:p>
          </table:table-cell>
          <table:table-cell table:formula="of:= AVERAGE([.E32:.E37])" office:value-type="float" office:value="0.002721133768715" calcext:value-type="float">
            <text:p>0.0027211338</text:p>
          </table:table-cell>
          <table:table-cell table:formula="of:= AVERAGE([.F32:.F37])" office:value-type="float" office:value="0.00657130631456833" calcext:value-type="float">
            <text:p>0.00657130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0813008130081" calcext:value-type="float">
            <text:p>0.0081300813</text:p>
          </table:table-cell>
          <table:table-cell office:value-type="float" office:value="0.0161290322581" calcext:value-type="float">
            <text:p>0.0161290323</text:p>
          </table:table-cell>
          <table:table-cell office:value-type="float" office:value="0.00813008130081" calcext:value-type="float">
            <text:p>0.00813008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3650793651" calcext:value-type="float">
            <text:p>0.00793650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0787401574803" calcext:value-type="float">
            <text:p>0.00787401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746268656716" calcext:value-type="float">
            <text:p>0.0074626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037593985" calcext:value-type="float">
            <text:p>0.0150375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0806451612903" calcext:value-type="float">
            <text:p>0.0080645161</text:p>
          </table:table-cell>
          <table:table-cell office:value-type="float" office:value="0" calcext:value-type="float">
            <text:p>0</text:p>
          </table:table-cell>
          <table:table-cell office:value-type="float" office:value="0.00819672131148" calcext:value-type="float">
            <text:p>0.0081967213</text:p>
          </table:table-cell>
          <table:table-cell office:value-type="float" office:value="0.0162601626016" calcext:value-type="float">
            <text:p>0.01626016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4" office:value-type="float" office:value="0.00813008130081" calcext:value-type="float">
            <text:p>0.00813008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077519379845" calcext:value-type="float">
            <text:p>0.0077519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3333333333" calcext:value-type="float">
            <text:p>0.0133333333</text:p>
          </table:table-cell>
          <table:table-cell/>
          <table:table-cell table:formula="of:= AVERAGE([.C45:.C50])" office:value-type="float" office:value="0.00245098039215" calcext:value-type="float">
            <text:p>0.0024509804</text:p>
          </table:table-cell>
          <table:table-cell table:formula="of:= AVERAGE([.D45:.D50])" office:value-type="float" office:value="0.00245098039215" calcext:value-type="float">
            <text:p>0.0024509804</text:p>
          </table:table-cell>
          <table:table-cell table:formula="of:= AVERAGE([.E45:.E50])" office:value-type="float" office:value="0.00245098039215" calcext:value-type="float">
            <text:p>0.0024509804</text:p>
          </table:table-cell>
          <table:table-cell table:formula="of:= AVERAGE([.F45:.F50])" office:value-type="float" office:value="0.0158547223016667" calcext:value-type="float">
            <text:p>0.01585472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13698630137" calcext:value-type="float">
            <text:p>0.0136986301</text:p>
          </table:table-cell>
          <table:table-cell office:value-type="float" office:value="0.0138888888889" calcext:value-type="float">
            <text:p>0.0138888889</text:p>
          </table:table-cell>
          <table:table-cell office:value-type="float" office:value="0.027397260274" calcext:value-type="float">
            <text:p>0.02739726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6666666667" calcext:value-type="float">
            <text:p>0.02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205128205" calcext:value-type="float">
            <text:p>0.01282051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397260274" calcext:value-type="float">
            <text:p>0.02739726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3157894737" calcext:value-type="float">
            <text:p>0.02631578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.0147058823529" calcext:value-type="float">
            <text:p>0.0147058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8888888889" calcext:value-type="float">
            <text:p>0.01388888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3902439024" calcext:value-type="float">
            <text:p>0.0243902439</text:p>
          </table:table-cell>
          <table:table-cell/>
          <table:table-cell table:formula="of:= AVERAGE([.C58:.C63])" office:value-type="float" office:value="0.0042735042735" calcext:value-type="float">
            <text:p>0.0042735043</text:p>
          </table:table-cell>
          <table:table-cell table:formula="of:= AVERAGE([.D58:.D63])" office:value-type="float" office:value="0" calcext:value-type="float">
            <text:p>0</text:p>
          </table:table-cell>
          <table:table-cell table:formula="of:= AVERAGE([.E58:.E63])" office:value-type="float" office:value="0" calcext:value-type="float">
            <text:p>0</text:p>
          </table:table-cell>
          <table:table-cell table:formula="of:= AVERAGE([.F58:.F63])" office:value-type="float" office:value="0.02211083263715" calcext:value-type="float">
            <text:p>0.02211083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2558139535" calcext:value-type="float">
            <text:p>0.0232558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5641025641" calcext:value-type="float">
            <text:p>0.025641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157894737" calcext:value-type="float">
            <text:p>0.02631578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5714285714" calcext:value-type="float">
            <text:p>0.0285714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5555555556" calcext:value-type="float">
            <text:p>0.055555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2222222222" calcext:value-type="float">
            <text:p>0.022222222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84615384615" calcext:value-type="float">
            <text:p>0.0384615385</text:p>
          </table:table-cell>
          <table:table-cell/>
          <table:table-cell table:formula="of:= AVERAGE([.C71:.C76])" office:value-type="float" office:value="0" calcext:value-type="float">
            <text:p>0</text:p>
          </table:table-cell>
          <table:table-cell table:formula="of:= AVERAGE([.D71:.D76])" office:value-type="float" office:value="0" calcext:value-type="float">
            <text:p>0</text:p>
          </table:table-cell>
          <table:table-cell table:formula="of:= AVERAGE([.E71:.E76])" office:value-type="float" office:value="0" calcext:value-type="float">
            <text:p>0</text:p>
          </table:table-cell>
          <table:table-cell table:formula="of:= AVERAGE([.F71:.F76])" office:value-type="float" office:value="0.03095916429255" calcext:value-type="float">
            <text:p>0.03095916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2580645161" calcext:value-type="float">
            <text:p>0.03225806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7027027027" calcext:value-type="float">
            <text:p>0.0270270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4615384615" calcext:value-type="float">
            <text:p>0.03846153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037037037" calcext:value-type="float">
            <text:p>0.0370370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384615385" calcext:value-type="float">
            <text:p>0.11538461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3333333333" calcext:value-type="float">
            <text:p>0.03333333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09:22:59.682144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22:30:04.183456708</meta:creation-date>
    <dc:date>2016-02-05T17:15:52.914768105</dc:date>
    <meta:editing-duration>P1DT7H30M34S</meta:editing-duration>
    <meta:editing-cycles>2</meta:editing-cycles>
    <meta:generator>LibreOffice/5.0.2.2$Linux_X86_64 LibreOffice_project/00m0$Build-2</meta:generator>
    <meta:document-statistic meta:table-count="1" meta:cell-count="39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G1:Sheet1.H5 Sheet1.J1:Sheet1.J5" chart:data-source-has-labels="row" svg:x="1.331cm" svg:y="0.18cm" svg:width="11.497cm" svg:height="7.659cm">
          <chartooo:coordinate-region svg:x="2.243cm" svg:y="0.379cm" svg:width="10.067cm" svg:height="6.813cm"/>
          <chart:axis chart:dimension="x" chart:name="primary-x" chart:style-name="ch4">
            <chart:title svg:x="6.797cm" svg:y="8.019cm" chart:style-name="ch5">
              <text:p>phi</text:p>
            </chart:title>
          </chart:axis>
          <chart:axis chart:dimension="y" chart:name="primary-y" chart:style-name="ch4">
            <chart:title svg:x="0.451cm" svg:y="5.323cm" chart:style-name="ch6">
              <text:p>false positive rate</text:p>
            </chart:title>
            <chart:grid chart:style-name="ch7" chart:class="major"/>
          </chart:axis>
          <chart:series chart:style-name="ch8" chart:values-cell-range-address="Sheet1.H1:Sheet1.H5" loext:label-string="no_over" chart:class="chart:scatter">
            <chart:domain table:cell-range-address="Sheet1.G1:Sheet1.G5"/>
            <chart:data-point chart:repeated="5"/>
          </chart:series>
          <chart:series chart:style-name="ch9" chart:values-cell-range-address="Sheet1.J1:Sheet1.J5" loext:label-string="0.01_over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no_over</text:p>
              </table:table-cell>
              <table:table-cell office:value-type="string">
                <text:p>0.01_o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G1:Sheet1.G5</svg:desc>
                </draw:g>
              </table:table-cell>
              <table:table-cell office:value-type="float" office:value="0.0697708755192909">
                <text:p>0.0697708755192909</text:p>
                <draw:g>
                  <svg:desc>Sheet1.H1:Sheet1.H5</svg:desc>
                </draw:g>
              </table:table-cell>
              <table:table-cell office:value-type="float" office:value="0.0968052195768364">
                <text:p>0.0968052195768364</text:p>
                <draw:g>
                  <svg:desc>Sheet1.J1:Sheet1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">
                <text:p>0.0005</text:p>
              </table:table-cell>
              <table:table-cell office:value-type="float" office:value="0.00785534634748364">
                <text:p>0.00785534634748364</text:p>
              </table:table-cell>
              <table:table-cell office:value-type="float" office:value="0.0151728721486545">
                <text:p>0.0151728721486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00431030173003091">
                <text:p>0.00431030173003091</text:p>
              </table:table-cell>
              <table:table-cell office:value-type="float" office:value="0.00367203116426364">
                <text:p>0.0036720311642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">
                <text:p>0.0015</text:p>
              </table:table-cell>
              <table:table-cell office:value-type="float" office:value="0.00258222840817273">
                <text:p>0.00258222840817273</text:p>
              </table:table-cell>
              <table:table-cell office:value-type="float" office:value="0.00259952465834545">
                <text:p>0.0025995246583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">
                <text:p>0.002</text:p>
              </table:table-cell>
              <table:table-cell office:value-type="float" office:value="0.00414918414918182">
                <text:p>0.00414918414918182</text:p>
              </table:table-cell>
              <table:table-cell office:value-type="float" office:value="0.00181818181818182">
                <text:p>0.00181818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G1:Sheet1.G5 Sheet1.I1:Sheet1.I5 Sheet1.K1:Sheet1.K5" chart:data-source-has-labels="row" svg:x="1.331cm" svg:y="0.18cm" svg:width="11.497cm" svg:height="7.659cm">
          <chartooo:coordinate-region svg:x="2.429cm" svg:y="0.379cm" svg:width="9.881cm" svg:height="6.813cm"/>
          <chart:axis chart:dimension="x" chart:name="primary-x" chart:style-name="ch4">
            <chart:title svg:x="6.797cm" svg:y="8.019cm" chart:style-name="ch5">
              <text:p>phi</text:p>
            </chart:title>
          </chart:axis>
          <chart:axis chart:dimension="y" chart:name="primary-y" chart:style-name="ch4">
            <chart:title svg:x="0.451cm" svg:y="4.397cm" chart:style-name="ch6">
              <text:p>FNR</text:p>
            </chart:title>
            <chart:grid chart:style-name="ch7" chart:class="major"/>
          </chart:axis>
          <chart:series chart:style-name="ch8" chart:values-cell-range-address="Sheet1.I1:Sheet1.I5" loext:label-string="no_over" chart:class="chart:scatter">
            <chart:domain table:cell-range-address="Sheet1.G1:Sheet1.G5"/>
            <chart:data-point chart:repeated="5"/>
          </chart:series>
          <chart:series chart:style-name="ch9" chart:values-cell-range-address="Sheet1.K1:Sheet1.K5" loext:label-string="0.01_over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no_over</text:p>
              </table:table-cell>
              <table:table-cell office:value-type="string">
                <text:p>0.01_o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G1:Sheet1.G5</svg:desc>
                </draw:g>
              </table:table-cell>
              <table:table-cell office:value-type="float" office:value="0.000144990575612727">
                <text:p>0.000144990575612727</text:p>
                <draw:g>
                  <svg:desc>Sheet1.I1:Sheet1.I5</svg:desc>
                </draw:g>
              </table:table-cell>
              <table:table-cell office:value-type="float" office:value="0.00171828138521182">
                <text:p>0.00171828138521182</text:p>
                <draw:g>
                  <svg:desc>Sheet1.K1:Sheet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">
                <text:p>0.0005</text:p>
              </table:table-cell>
              <table:table-cell office:value-type="float" office:value="0.000797693685625454">
                <text:p>0.000797693685625454</text:p>
              </table:table-cell>
              <table:table-cell office:value-type="float" office:value="0.00432562686510727">
                <text:p>0.00432562686510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00147819660014727">
                <text:p>0.00147819660014727</text:p>
              </table:table-cell>
              <table:table-cell office:value-type="float" office:value="0.00643864497824727">
                <text:p>0.00643864497824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">
                <text:p>0.0015</text:p>
              </table:table-cell>
              <table:table-cell office:value-type="float" office:value="0.00258222840817273">
                <text:p>0.00258222840817273</text:p>
              </table:table-cell>
              <table:table-cell office:value-type="float" office:value="0.0170477812803636">
                <text:p>0.017047781280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6646412435273">
                <text:p>0.0186646412435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14:Sheet1.C24 Sheet1.E14:Sheet1.E24" chart:data-source-has-labels="row" svg:x="1.331cm" svg:y="0.18cm" svg:width="11.497cm" svg:height="7.659cm">
          <chartooo:coordinate-region svg:x="2.429cm" svg:y="0.379cm" svg:width="10.212cm" svg:height="6.813cm"/>
          <chart:axis chart:dimension="x" chart:name="primary-x" chart:style-name="ch4">
            <chart:title svg:x="6.307cm" svg:y="8.019cm" chart:style-name="ch5">
              <text:p>time (min)</text:p>
            </chart:title>
          </chart:axis>
          <chart:axis chart:dimension="y" chart:name="primary-y" chart:style-name="ch4">
            <chart:title svg:x="0.451cm" svg:y="4.384cm" chart:style-name="ch6">
              <text:p>FPR</text:p>
            </chart:title>
            <chart:grid chart:style-name="ch7" chart:class="major"/>
          </chart:axis>
          <chart:series chart:style-name="ch8" chart:values-cell-range-address="Sheet1.C14:Sheet1.C24" loext:label-string="no_over" chart:class="chart:scatter">
            <chart:domain table:cell-range-address="Sheet1.B14:Sheet1.B24"/>
            <chart:data-point chart:repeated="11"/>
          </chart:series>
          <chart:series chart:style-name="ch9" chart:values-cell-range-address="Sheet1.E14:Sheet1.E24" loext:label-string="0.01_over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_over</text:p>
              </table:table-cell>
              <table:table-cell office:value-type="string">
                <text:p>0.01_o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14:Sheet1.B24</svg:desc>
                </draw:g>
              </table:table-cell>
              <table:table-cell office:value-type="float" office:value="0.00413223140496">
                <text:p>0.00413223140496</text:p>
                <draw:g>
                  <svg:desc>Sheet1.C14:Sheet1.C24</svg:desc>
                </draw:g>
              </table:table-cell>
              <table:table-cell office:value-type="float" office:value="0.00826446280992">
                <text:p>0.00826446280992</text:p>
                <draw:g>
                  <svg:desc>Sheet1.E14:Sheet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15517241379">
                <text:p>0.0215517241379</text:p>
              </table:table-cell>
              <table:table-cell office:value-type="float" office:value="0.0299145299145">
                <text:p>0.0299145299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877192982456">
                <text:p>0.00877192982456</text:p>
              </table:table-cell>
              <table:table-cell office:value-type="float" office:value="0.0174672489083">
                <text:p>0.0174672489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438596491228">
                <text:p>0.00438596491228</text:p>
              </table:table-cell>
              <table:table-cell office:value-type="float" office:value="0.017316017316">
                <text:p>0.01731601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446428571429">
                <text:p>0.00446428571429</text:p>
              </table:table-cell>
              <table:table-cell office:value-type="float" office:value="0.00892857142857">
                <text:p>0.0089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80971659919">
                <text:p>0.00809716599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404858299595">
                <text:p>0.00404858299595</text:p>
              </table:table-cell>
              <table:table-cell office:value-type="float" office:value="0.0121951219512">
                <text:p>0.0121951219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128205128205">
                <text:p>0.0128205128205</text:p>
              </table:table-cell>
              <table:table-cell office:value-type="float" office:value="0.0128205128205">
                <text:p>0.0128205128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0847457627119">
                <text:p>0.00847457627119</text:p>
              </table:table-cell>
              <table:table-cell office:value-type="float" office:value="0.0168067226891">
                <text:p>0.0168067226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0966183574879">
                <text:p>0.00966183574879</text:p>
              </table:table-cell>
              <table:table-cell office:value-type="float" office:value="0.0144927536232">
                <text:p>0.0144927536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869565217391">
                <text:p>0.008695652173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14:Sheet1.B24 Sheet1.D14:Sheet1.D24 Sheet1.F14:Sheet1.F24" chart:data-source-has-labels="row" svg:x="1.331cm" svg:y="0.18cm" svg:width="11.497cm" svg:height="7.659cm">
          <chartooo:coordinate-region svg:x="2.429cm" svg:y="0.379cm" svg:width="10.212cm" svg:height="6.813cm"/>
          <chart:axis chart:dimension="x" chart:name="primary-x" chart:style-name="ch4">
            <chart:title svg:x="6.307cm" svg:y="8.019cm" chart:style-name="ch5">
              <text:p>time (min)</text:p>
            </chart:title>
          </chart:axis>
          <chart:axis chart:dimension="y" chart:name="primary-y" chart:style-name="ch4">
            <chart:title svg:x="0.451cm" svg:y="4.397cm" chart:style-name="ch6">
              <text:p>FNR</text:p>
            </chart:title>
            <chart:grid chart:style-name="ch7" chart:class="major"/>
          </chart:axis>
          <chart:series chart:style-name="ch8" chart:values-cell-range-address="Sheet1.D14:Sheet1.D24" loext:label-string="no_over" chart:class="chart:scatter">
            <chart:domain table:cell-range-address="Sheet1.B14:Sheet1.B24"/>
            <chart:data-point chart:repeated="11"/>
          </chart:series>
          <chart:series chart:style-name="ch9" chart:values-cell-range-address="Sheet1.F14:Sheet1.F24" loext:label-string="0.01_over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_over</text:p>
              </table:table-cell>
              <table:table-cell office:value-type="string">
                <text:p>0.01_o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14:Sheet1.B24</svg:desc>
                </draw:g>
              </table:table-cell>
              <table:table-cell office:value-type="float" office:value="0">
                <text:p>0</text:p>
                <draw:g>
                  <svg:desc>Sheet1.D14:Sheet1.D24</svg:desc>
                </draw:g>
              </table:table-cell>
              <table:table-cell office:value-type="float" office:value="0.00414937759336">
                <text:p>0.00414937759336</text:p>
                <draw:g>
                  <svg:desc>Sheet1.F14:Sheet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442477876106">
                <text:p>0.00442477876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446428571429">
                <text:p>0.00446428571429</text:p>
              </table:table-cell>
              <table:table-cell office:value-type="float" office:value="0.00892857142857">
                <text:p>0.0089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21951219512">
                <text:p>0.0121951219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0431034482759">
                <text:p>0.00431034482759</text:p>
              </table:table-cell>
              <table:table-cell office:value-type="float" office:value="0.00431034482759">
                <text:p>0.00431034482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487804878049">
                <text:p>0.00487804878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869565217391">
                <text:p>0.008695652173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phi=0.001</text:p>
        </chart:title>
        <chart:legend chart:legend-position="end" svg:x="13.148cm" svg:y="3.952cm" style:legend-expansion="high" chart:style-name="ch3"/>
        <chart:plot-area chart:style-name="ch4" table:cell-range-address="Sheet1.B27:Sheet1.C37 Sheet1.E27:Sheet1.E37" chart:data-source-has-labels="row" svg:x="1.331cm" svg:y="1.301cm" svg:width="11.497cm" svg:height="6.538cm">
          <chartooo:coordinate-region svg:x="2.429cm" svg:y="1.5cm" svg:width="10.212cm" svg:height="5.692cm"/>
          <chart:axis chart:dimension="x" chart:name="primary-x" chart:style-name="ch5">
            <chart:title svg:x="6.307cm" svg:y="8.019cm" chart:style-name="ch6">
              <text:p>time (min)</text:p>
            </chart:title>
          </chart:axis>
          <chart:axis chart:dimension="y" chart:name="primary-y" chart:style-name="ch5">
            <chart:title svg:x="0.451cm" svg:y="4.945cm" chart:style-name="ch7">
              <text:p>FPR</text:p>
            </chart:title>
            <chart:grid chart:style-name="ch8" chart:class="major"/>
          </chart:axis>
          <chart:series chart:style-name="ch9" chart:values-cell-range-address="Sheet1.C27:Sheet1.C37" loext:label-string="no_over" chart:class="chart:scatter">
            <chart:domain table:cell-range-address="Sheet1.B27:Sheet1.B37"/>
            <chart:data-point chart:repeated="11"/>
          </chart:series>
          <chart:series chart:style-name="ch10" chart:values-cell-range-address="Sheet1.E27:Sheet1.E37" loext:label-string="0.01_over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_over</text:p>
              </table:table-cell>
              <table:table-cell office:value-type="string">
                <text:p>0.01_o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7:Sheet1.B37</svg:desc>
                </draw:g>
              </table:table-cell>
              <table:table-cell office:value-type="float" office:value="0">
                <text:p>0</text:p>
                <draw:g>
                  <svg:desc>Sheet1.C27:Sheet1.C37</svg:desc>
                </draw:g>
              </table:table-cell>
              <table:table-cell office:value-type="float" office:value="0">
                <text:p>0</text:p>
                <draw:g>
                  <svg:desc>Sheet1.E27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13008130081">
                <text:p>0.00813008130081</text:p>
              </table:table-cell>
              <table:table-cell office:value-type="float" office:value="0.0161290322581">
                <text:p>0.016129032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793650793651">
                <text:p>0.00793650793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787401574803">
                <text:p>0.00787401574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746268656716">
                <text:p>0.00746268656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806451612903">
                <text:p>0.00806451612903</text:p>
              </table:table-cell>
              <table:table-cell office:value-type="float" office:value="0.00819672131148">
                <text:p>0.00819672131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0813008130081">
                <text:p>0.00813008130081</text:p>
              </table:table-cell>
              <table:table-cell office:value-type="float" office:value="0.00813008130081">
                <text:p>0.00813008130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077519379845">
                <text:p>0.00775193798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phi = 0.001</text:p>
        </chart:title>
        <chart:legend chart:legend-position="end" svg:x="13.148cm" svg:y="3.952cm" style:legend-expansion="high" chart:style-name="ch3"/>
        <chart:plot-area chart:style-name="ch4" table:cell-range-address="Sheet1.B27:Sheet1.B37 Sheet1.D27:Sheet1.D37 Sheet1.F27:Sheet1.F37" chart:data-source-has-labels="row" svg:x="1.331cm" svg:y="1.301cm" svg:width="11.497cm" svg:height="6.538cm">
          <chartooo:coordinate-region svg:x="2.429cm" svg:y="1.5cm" svg:width="10.212cm" svg:height="5.692cm"/>
          <chart:axis chart:dimension="x" chart:name="primary-x" chart:style-name="ch5">
            <chart:title svg:x="6.307cm" svg:y="8.019cm" chart:style-name="ch6">
              <text:p>time (min)</text:p>
            </chart:title>
          </chart:axis>
          <chart:axis chart:dimension="y" chart:name="primary-y" chart:style-name="ch5">
            <chart:title svg:x="0.451cm" svg:y="4.958cm" chart:style-name="ch7">
              <text:p>FNR</text:p>
            </chart:title>
            <chart:grid chart:style-name="ch8" chart:class="major"/>
          </chart:axis>
          <chart:series chart:style-name="ch9" chart:values-cell-range-address="Sheet1.D27:Sheet1.D37" loext:label-string="no_over" chart:class="chart:scatter">
            <chart:domain table:cell-range-address="Sheet1.B27:Sheet1.B37"/>
            <chart:data-point chart:repeated="11"/>
          </chart:series>
          <chart:series chart:style-name="ch10" chart:values-cell-range-address="Sheet1.F27:Sheet1.F37" loext:label-string="0.01_over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_over</text:p>
              </table:table-cell>
              <table:table-cell office:value-type="string">
                <text:p>0.01_o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7:Sheet1.B37</svg:desc>
                </draw:g>
              </table:table-cell>
              <table:table-cell office:value-type="float" office:value="0">
                <text:p>0</text:p>
                <draw:g>
                  <svg:desc>Sheet1.D27:Sheet1.D37</svg:desc>
                </draw:g>
              </table:table-cell>
              <table:table-cell office:value-type="float" office:value="0.0152671755725">
                <text:p>0.0152671755725</text:p>
                <draw:g>
                  <svg:desc>Sheet1.F27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13008130081">
                <text:p>0.00813008130081</text:p>
              </table:table-cell>
              <table:table-cell office:value-type="float" office:value="0.00813008130081">
                <text:p>0.00813008130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15037593985">
                <text:p>0.015037593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62601626016">
                <text:p>0.0162601626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0813008130081">
                <text:p>0.00813008130081</text:p>
              </table:table-cell>
              <table:table-cell office:value-type="float" office:value="0.00813008130081">
                <text:p>0.00813008130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